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P21" style:family="paragraph" style:parent-style-name="Contents_20_Heading">
      <style:paragraph-properties fo:break-before="page"/>
    </style:style>
    <style:style style:name="P22"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3"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4"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5"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6"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7"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8" style:family="paragraph" style:parent-style-name="Heading_20_3">
      <style:text-properties fo:font-weight="bold" style:font-weight-asian="bold" style:font-weight-complex="bold"/>
    </style:style>
    <style:style style:name="P29" style:family="paragraph" style:parent-style-name="Heading_20_3">
      <style:text-properties style:font-name="FreeSans3"/>
    </style:style>
    <style:style style:name="P30" style:family="paragraph" style:parent-style-name="Heading_20_2">
      <style:text-properties fo:font-weight="bold" style:font-weight-asian="bold" style:font-weight-complex="bold"/>
    </style:style>
    <style:style style:name="P31" style:family="paragraph" style:parent-style-name="Codigo">
      <style:text-properties fo:font-weight="normal" style:font-weight-asian="normal" style:font-weight-complex="normal"/>
    </style:style>
    <style:style style:name="P32" style:family="paragraph" style:parent-style-name="Codigo">
      <style:text-properties fo:font-size="12pt" style:font-size-asian="12pt" style:font-size-complex="12pt"/>
    </style:style>
    <style:style style:name="P33" style:family="paragraph" style:parent-style-name="Codigo">
      <style:text-properties fo:font-size="12pt" fo:font-weight="bold" style:font-size-asian="12pt" style:font-weight-asian="bold" style:font-size-complex="12pt" style:font-weight-complex="bold"/>
    </style:style>
    <style:style style:name="P34" style:family="paragraph" style:parent-style-name="Codigo">
      <style:text-properties fo:font-weight="bold" style:font-weight-asian="bold" style:font-weight-complex="bold"/>
    </style:style>
    <style:style style:name="P35" style:family="paragraph" style:parent-style-name="Title">
      <style:text-properties style:font-name="FreeSans3" fo:language="es" fo:country="VE" style:language-asian="es" style:country-asian="ES" style:language-complex="ar" style:country-complex="SA"/>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4">
      <style:paragraph-properties>
        <style:tab-stops>
          <style:tab-stop style:position="16.092cm" style:type="right" style:leader-style="dotted" style:leader-text="."/>
        </style:tab-stops>
      </style:paragraph-properties>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41" style:family="paragraph" style:parent-style-name="Text_20_body" style:list-style-name="L1">
      <style:paragraph-properties>
        <style:tab-stops>
          <style:tab-stop style:position="0.499cm"/>
        </style:tab-stops>
      </style:paragraph-properties>
    </style:style>
    <style:style style:name="P42" style:family="paragraph" style:parent-style-name="Text_20_body" style:list-style-name="L2">
      <style:paragraph-properties fo:text-align="justify" style:justify-single-word="false"/>
    </style:style>
    <style:style style:name="P43" style:family="paragraph" style:parent-style-name="Text_20_body" style:list-style-name="L3">
      <style:paragraph-properties fo:line-height="100%" fo:text-align="justify" style:justify-single-word="false"/>
    </style:style>
    <style:style style:name="P44" style:family="paragraph" style:parent-style-name="Text_20_body" style:list-style-name="L4">
      <style:paragraph-properties fo:line-height="100%"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Numbering_20_2"/>
    <style:style style:name="P49" style:family="paragraph" style:parent-style-name="Bloque_20_1" style:list-style-name="List_20_1"/>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T12" style:family="text">
      <style:text-properties officeooo:rsid="001ccca5"/>
    </style:style>
    <style:style style:name="T13" style:family="text">
      <style:text-properties fo:font-style="normal" fo:font-weight="normal" style:font-style-asian="normal" style:font-weight-asian="normal" style:font-style-complex="normal" style:font-weight-complex="normal" officeooo:rsid="001ccca5"/>
    </style:style>
    <style:style style:name="T14" style:family="text">
      <style:text-properties fo:font-style="italic" fo:font-weight="bold" style:font-style-asian="italic" style:font-weight-asian="bold" style:font-style-complex="italic" style:font-weight-complex="bold" officeooo:rsid="001ccc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5"><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39">1 <text:s text:c="2"/>Objetivo General<text:tab/>6</text:p>
          <text:p text:style-name="P36">1.1 <text:s text:c="2"/>Audiencia<text:tab/>6</text:p>
          <text:p text:style-name="P36">1.2 <text:s text:c="2"/>Objetivos del aprendizaje<text:tab/>6</text:p>
          <text:p text:style-name="P39">2 <text:s text:c="2"/>Acrónimos y definición de términos<text:tab/>7</text:p>
          <text:p text:style-name="P36">2.1 <text:s text:c="2"/>Aptitude<text:tab/>7</text:p>
          <text:p text:style-name="P36">2.2 <text:s text:c="2"/>Build-essential<text:tab/>7</text:p>
          <text:p text:style-name="P36">2.3 <text:s text:c="2"/>Catalyst<text:tab/>7</text:p>
          <text:p text:style-name="P36">2.4 <text:s text:c="2"/>CPAN: <text:tab/>7</text:p>
          <text:p text:style-name="P39">3 <text:s text:c="2"/>Introducción<text:tab/>8</text:p>
          <text:p text:style-name="P36">3.1 <text:s text:c="2"/>Resumen<text:tab/>8</text:p>
          <text:p text:style-name="P39">4 <text:s text:c="2"/>Requerimientos<text:tab/>9</text:p>
          <text:p text:style-name="P39">5 <text:s text:c="2"/>Instalación<text:tab/>10</text:p>
          <text:p text:style-name="P36">5.1 <text:s text:c="2"/>Instalar los paquetes Debian necesarios. <text:tab/>10</text:p>
          <text:p text:style-name="P36">5.2 <text:s text:c="2"/>Configuración de las locales del sistema. <text:tab/>10</text:p>
          <text:p text:style-name="P36">5.3 <text:s text:c="2"/>Instalar los paquetes para el soporte de LaTeX. <text:tab/>10</text:p>
          <text:p text:style-name="P36">5.4 <text:s text:c="2"/>Obtener el código fuente<text:tab/>11</text:p>
          <text:p text:style-name="P38">5.4.1 <text:s text:c="2"/>Posibles errores<text:tab/>11</text:p>
          <text:p text:style-name="P37">1Causa: <text:tab/>11</text:p>
          <text:p text:style-name="P37">2Solución: <text:tab/>11</text:p>
          <text:p text:style-name="P36">5.5 <text:s text:c="2"/>Crear una rama Desarrollo local<text:tab/>12</text:p>
          <text:p text:style-name="P38">5.5.1 <text:s text:c="2"/>Comando: Entrar en la carpeta /opt/CNTI-14-09<text:tab/>12</text:p>
          <text:p text:style-name="P38"><text:soft-page-break/>5.5.2 <text:s text:c="2"/>Comando: Crear la rama local Desarrollo<text:tab/>12</text:p>
          <text:p text:style-name="P38">5.5.3 <text:s text:c="2"/>Comando: Verificar que exista la rama Desarrollo<text:tab/>12</text:p>
          <text:p text:style-name="P38">5.5.4 <text:s text:c="2"/>Comando: Cambiarse a la rama Desarrollo<text:tab/>12</text:p>
          <text:p text:style-name="P36">5.6 <text:s text:c="2"/>Instalar las librerías de Perl requeridas por la aplicación.<text:tab/>13</text:p>
          <text:p text:style-name="P38">5.6.1 <text:s text:c="2"/>Instalar local::lib. <text:tab/>13</text:p>
          <text:p text:style-name="P38">5.6.2 <text:s text:c="2"/>Descargar el conjunto de librerías de Perl necesarias. <text:tab/>13</text:p>
          <text:p text:style-name="P38">5.6.3 <text:s text:c="2"/>Descomprimir las librerías. <text:tab/>13</text:p>
          <text:p text:style-name="P38">5.6.4 <text:s text:c="2"/>Ejecutar local::lib<text:tab/>13</text:p>
          <text:p text:style-name="P38">5.6.5 <text:s text:c="2"/>Probar las dependencias<text:tab/>13</text:p>
          <text:p text:style-name="P39">6 <text:s text:c="2"/>Configuración de la Base de Datos. <text:tab/>17</text:p>
          <text:p text:style-name="P36">6.1 <text:s text:c="2"/>Instalar el servidor de base de datos. <text:tab/>17</text:p>
          <text:p text:style-name="P36">6.2 <text:s text:c="2"/>Configuración del servidor de base de datos. <text:tab/>17</text:p>
          <text:p text:style-name="P38">6.2.1 <text:s text:c="2"/>Verifique que el servidor esta escuchando en todas las interfaces.<text:tab/>17</text:p>
          <text:p text:style-name="P38">6.2.2 <text:s text:c="2"/>Reinicie el servidor<text:tab/>17</text:p>
          <text:p text:style-name="P38">6.2.3 <text:s text:c="2"/>Permitir que el usuario admin se autentique. <text:tab/>18</text:p>
          <text:p text:style-name="P37">1Editar el archivo /etc/postgresql/8.3/main/pg_hba.conf<text:tab/>18</text:p>
          <text:p text:style-name="P37">2Agregar la siguiente entrada, preferiblemente al final del archivo. <text:tab/>18</text:p>
          <text:p text:style-name="P37">3Acerca de los valores. <text:tab/>18</text:p>
          <text:p text:style-name="P36">6.3 <text:s text:c="2"/>Crear la base de datos. <text:tab/>19</text:p>
          <text:p text:style-name="P38">6.3.1 <text:s text:c="2"/>Iniciar sesión con el usuario postgres<text:tab/>19</text:p>
          <text:p text:style-name="P38">6.3.2 <text:s text:c="2"/>Crear el usuario<text:tab/>19</text:p>
          <text:p text:style-name="P38">6.3.3 <text:s text:c="2"/>Crear la base de datos. <text:tab/>19</text:p>
          <text:p text:style-name="P38"><text:soft-page-break/>6.3.4 <text:s text:c="2"/>Cargar la base de datos. <text:tab/>20</text:p>
          <text:p text:style-name="P37">1Entramos a la carpeta CNTI-14-09/BD <text:tab/>20</text:p>
          <text:p text:style-name="P37">2Cargamos validador.sql usando psql. <text:tab/>20</text:p>
          <text:p text:style-name="P39">7 <text:s text:c="2"/>Configuración de OpenLDAP.<text:tab/>21</text:p>
          <text:p text:style-name="P36">7.1 <text:s text:c="2"/>Instalación y configuración<text:tab/>21</text:p>
          <text:p text:style-name="P38">7.1.1 <text:s text:c="2"/>Instalar el servidor LDAP. <text:tab/>21</text:p>
          <text:p text:style-name="P38">7.1.2 <text:s text:c="2"/>Cargar el árbol y el fichero de configuración proporcionados. <text:tab/>21</text:p>
          <text:p text:style-name="P37">1Detener el servicio slapd<text:tab/>21</text:p>
          <text:p text:style-name="P37">2Copiar el archivo de configuración de slapd. <text:tab/>22</text:p>
          <text:p text:style-name="P37">3Cargar el árbol.<text:tab/>22</text:p>
          <text:p text:style-name="P37">4Indexar<text:tab/>22</text:p>
          <text:p text:style-name="P37">5Establecer los permisos<text:tab/>22</text:p>
          <text:p text:style-name="P37">6Iniciar el servicio slapd. <text:tab/>22</text:p>
          <text:p text:style-name="P38">7.1.3 <text:s text:c="2"/>Probar y verificar que los datos están en su lugar. <text:tab/>23</text:p>
          <text:p text:style-name="P37">1Verificar que el usuario ucnti existe.<text:tab/>23</text:p>
          <text:p text:style-name="P37">2Verificar que el rol Administrador existe. <text:tab/>24</text:p>
          <text:p text:style-name="P37">3Verificar que el rol AuditorJefe existe. <text:tab/>25</text:p>
          <text:p text:style-name="P37">4Verificar que el rol Auditor existe. <text:tab/>26</text:p>
          <text:p text:style-name="P39">8 <text:s text:c="2"/>Configurar el Sistema<text:tab/>27</text:p>
          <text:p text:style-name="P36">8.1 <text:s text:c="3"/>Configurar la conexión a la base de datos. <text:tab/>27</text:p>
          <text:p text:style-name="P38">8.1.1 <text:s text:c="2"/>Atributos importantes<text:tab/>27</text:p>
          <text:p text:style-name="P37">1User:<text:tab/>27</text:p>
          <text:p text:style-name="P37"><text:soft-page-break/>2Password: <text:tab/>28</text:p>
          <text:p text:style-name="P37">3Host:<text:tab/>28</text:p>
          <text:p text:style-name="P36">8.2 <text:s text:c="2"/>Configurar la conexión a LDAP<text:tab/>28</text:p>
          <text:p text:style-name="P38">8.2.1 <text:s text:c="2"/>Configurar la autenticación LDAP<text:tab/>28</text:p>
          <text:p text:style-name="P37">1ldap_server <text:s/>(linea 50)<text:tab/>28</text:p>
          <text:p text:style-name="P37">2binddn (linea 53)<text:tab/>28</text:p>
          <text:p text:style-name="P37">3bindpw <text:s/>(linea 54)<text:tab/>28</text:p>
          <text:p text:style-name="P38">8.2.2 <text:s text:c="2"/>Configurar la modelo LDAP. <text:tab/>29</text:p>
          <text:p text:style-name="P37">1host (linea 17)<text:tab/>29</text:p>
          <text:p text:style-name="P37">2dn (linea 21)<text:tab/>29</text:p>
          <text:p text:style-name="P37">3password (linea 22)<text:tab/>29</text:p>
          <text:p text:style-name="P36">8.3 <text:s text:c="2"/>Configurar la conexión con el sistema de validación de W3C.<text:tab/>30</text:p>
          <text:p text:style-name="P37">1css_validator_uri (línea 90)<text:tab/>30</text:p>
          <text:p text:style-name="P37">2html_validator_uri (línea 91)<text:tab/>30</text:p>
          <text:p text:style-name="P39">9 <text:s text:c="2"/>Iniciar el sistema. <text:tab/>31</text:p>
          <text:p text:style-name="P36">9.1 <text:s text:c="2"/>Ejecutar local::lib <text:tab/>31</text:p>
          <text:p text:style-name="P36">9.2 <text:s text:c="2"/>Iniciar el sistema<text:tab/>31</text:p>
          <text:p text:style-name="P38">9.2.1 <text:s text:c="2"/>Entramos a la carpeta donde se encuentra código del sistema. <text:tab/>31</text:p>
          <text:p text:style-name="P38">9.2.2 <text:s text:c="2"/>Iniciamos el servidor. <text:tab/>31</text:p>
          <text:p text:style-name="P39">10 <text:s text:c="2"/>Conclusiones y Recomendaciones<text:tab/>32</text:p>
          <text:p text:style-name="P39">11 <text:s text:c="2"/>Referencias<text:tab/>33</text:p>
        </text:index-body>
      </text:table-of-content>
      <text:p text:style-name="P9"/>
      <text:p text:style-name="P9"/>
      <text:h text:style-name="P18"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41">Instalar y configurar el servidor de base de datos</text:p>
        </text:list-item>
        <text:list-item>
          <text:p text:style-name="P41">Instalar y configurar el servidor LDAP.</text:p>
        </text:list-item>
        <text:list-item>
          <text:p text:style-name="P41">Instalar las herramientas necesarias para obtener el código fuente del sistema.</text:p>
        </text:list-item>
        <text:list-item>
          <text:p text:style-name="P41">Descargar el código fuente del sistema.</text:p>
        </text:list-item>
        <text:list-item>
          <text:p text:style-name="P41">Instalar los paquetes de Debian necesarios para satisfacer las dependencias.</text:p>
        </text:list-item>
        <text:list-item>
          <text:p text:style-name="P41">Descargar, compilar e instalar las librerías que satisfacen las dependencias del sistema. </text:p>
        </text:list-item>
        <text:list-item>
          <text:p text:style-name="P41">Cargar el árbol LDAP inicial que contiene las ramas necesarias para el correcto funcionamiento del sistema.</text:p>
        </text:list-item>
        <text:list-item>
          <text:p text:style-name="P41">Configurar los parámetros de conexión a base de datos.</text:p>
        </text:list-item>
        <text:list-item>
          <text:p text:style-name="P41">Configurar los parámetros de conexión a LDAP. </text:p>
        </text:list-item>
        <text:list-item>
          <text:p text:style-name="P41">Configurar los parámetros de conexión al WebService de la W3C</text:p>
        </text:list-item>
      </text:list>
      <text:p text:style-name="Text_20_body"/>
      <text:h text:style-name="P18" text:outline-level="1">Acrónimos y definición de términos</text:h>
      <text:h text:style-name="P30"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30"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30"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30"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8"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42"><text:span text:style-name="T5">Modelo: </text:span>es manejada por medio de DBIx:Class, Plucene, Net::LDAP u otras clases modelo. </text:p>
        </text:list-item>
        <text:list-item>
          <text:p text:style-name="P42"><text:span text:style-name="T5">Vista:</text:span> es usualmente manejada por Template Toolkit, Mason o HTML::Template. </text:p>
        </text:list-item>
        <text:list-item>
          <text:p text:style-name="P42"><text:span text:style-name="T5">Controlador:</text:span> es escrita por el autor, por supuesto. Grandes fragmentos de funcionalidades usualmente se pueden conseguir con los plugins de Catalyst.</text:p>
        </text:list-item>
      </text:list>
      <text:p text:style-name="Bloque_20_2"/>
      <text:h text:style-name="P18" text:outline-level="1">Requerimientos</text:h>
      <text:list text:style-name="L3">
        <text:list-item>
          <text:p text:style-name="P43">Instalación básica del Sistema Operativo GNU/Linux Debian “Lenny” versión 5.0, arquitectura i386.</text:p>
        </text:list-item>
        <text:list-item>
          <text:p text:style-name="P43">Espejo local del repositorio de Debian 5.0 aka Lenny. <text:s/></text:p>
        </text:list-item>
        <text:list-item>
          <text:p text:style-name="P43">Para instalar la base de datos, necesita el servidor de base de datos PostgresSQL 8.3, que viene en el paquete postgresql-8.3 de Debian. </text:p>
        </text:list-item>
        <text:list-item>
          <text:p text:style-name="P43">Paquetes principalmente requeridos. </text:p>
        </text:list-item>
      </text:list>
      <text:list text:style-name="L4">
        <text:list-item>
          <text:list>
            <text:list-item>
              <text:p text:style-name="P44">Perl</text:p>
            </text:list-item>
            <text:list-item>
              <text:p text:style-name="P45">Build-essential</text:p>
            </text:list-item>
            <text:list-item>
              <text:p text:style-name="P45">Unzip</text:p>
            </text:list-item>
            <text:list-item>
              <text:p text:style-name="P45">Libpq-dev</text:p>
            </text:list-item>
            <text:list-item>
              <text:p text:style-name="P45">Git-core</text:p>
            </text:list-item>
            <text:list-item>
              <text:p text:style-name="P45">Postgresql</text:p>
            </text:list-item>
            <text:list-item>
              <text:p text:style-name="P45">OpenLDAP</text:p>
            </text:list-item>
            <text:list-item>
              <text:p text:style-name="P45">Libxml2-dev</text:p>
            </text:list-item>
            <text:list-item>
              <text:p text:style-name="P45">Locales</text:p>
            </text:list-item>
            <text:list-item>
              <text:p text:style-name="P45">Vim</text:p>
            </text:list-item>
          </text:list>
        </text:list-item>
      </text:list>
      <text:h text:style-name="Heading_20_1" text:outline-level="1" text:is-list-header="true" text:restart-numbering="true" text:start-value="1"/>
      <text:h text:style-name="P18"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2">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46">en_US.UTF-8 UTF-8</text:p>
        </text:list-item>
        <text:list-item>
          <text:p text:style-name="P46">es_ES.UTF-8 UTF-8</text:p>
        </text:list-item>
        <text:list-item>
          <text:p text:style-name="P46">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7"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31">covetel-server:~/opt/CNTI-14-09# git branch </text:p>
      <text:p text:style-name="Text_20_body"/>
      <text:p text:style-name="P31">master</text:p>
      <text:p text:style-name="P31"><text:soft-page-break/>* Desarrollo </text:p>
      <text:h text:style-name="P30" text:outline-level="2">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29"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6">include /opt/CNTI-14-09/CNTI1409/inc/Module/Install.pm </text:p>
      <text:p text:style-name="P27">include inc/Module/Install/Metadata.pm </text:p>
      <text:p text:style-name="P27">include inc/Module/Install/Base.pm </text:p>
      <text:p text:style-name="P27">Cannot determine perl version info from lib/CNTI1409.pm </text:p>
      <text:p text:style-name="P27">include inc/Module/Install/Scripts.pm </text:p>
      <text:p text:style-name="P27">include inc/Module/Install/Makefile.pm </text:p>
      <text:p text:style-name="P27">include inc/Module/Install/AutoInstall.pm </text:p>
      <text:p text:style-name="P27">include inc/Module/Install/Include.pm </text:p>
      <text:p text:style-name="P27">include inc/Module/AutoInstall.pm </text:p>
      <text:p text:style-name="P27">*** Module::AutoInstall version 1.03 </text:p>
      <text:p text:style-name="P27">*** Checking for Perl dependencies... </text:p>
      <text:p text:style-name="P27">[Core Features] </text:p>
      <text:p text:style-name="P27">- Test::More <text:s text:c="32"/>...loaded. (0.94 &gt;= 0.88) </text:p>
      <text:p text:style-name="P27">- AutoLoader <text:s text:c="32"/>...loaded. (5.63) </text:p>
      <text:p text:style-name="P27">- XML::Parser <text:s text:c="31"/>...loaded. (2.36) </text:p>
      <text:p text:style-name="P27">- Catalyst::Runtime <text:s text:c="25"/>...loaded. (5.8002 &gt;= 5.80020) </text:p>
      <text:p text:style-name="P27">- Catalyst::Action::RenderView <text:s text:c="14"/>...loaded. (0.14 &gt;= 0.14) </text:p>
      <text:p text:style-name="P27">- Catalyst::Plugin::ConfigLoader <text:s text:c="12"/>...loaded. (0.27 &gt;= 0.27) </text:p>
      <text:p text:style-name="P27">- Catalyst::Plugin::Static::Simple <text:s text:c="10"/>...loaded. (0.29 &gt;= 0.29) </text:p>
      <text:p text:style-name="P27">- Catalyst::Plugin::Authentication <text:s text:c="10"/>...loaded. (0.10016 &gt;= 0.10016) </text:p>
      <text:p text:style-name="P27">- Catalyst::Plugin::Unicode::Encoding <text:s text:c="7"/>...loaded. (0.8 &gt;= 0.8) </text:p>
      <text:p text:style-name="P27">- Catalyst::Plugin::Session <text:s text:c="17"/>...loaded. (0.29 &gt;= 0.29) </text:p>
      <text:p text:style-name="P27">- Catalyst::Plugin::Session::Store::FastMmap ...loaded. (0.13 &gt;= 0.13) </text:p>
      <text:p text:style-name="P27">- Catalyst::Plugin::Session::State::Cookie <text:s text:c="2"/>...loaded. (0.17 &gt;= 0.17) </text:p>
      <text:p text:style-name="P27">- Catalyst::Plugin::Breadcrumbs <text:s text:c="13"/>...loaded. (3 &gt;= 3) </text:p>
      <text:p text:style-name="P27">- Catalyst::Plugin::StackTrace <text:s text:c="14"/>...loaded. (0.11 &gt;= 0.11) </text:p>
      <text:p text:style-name="P27">- Catalyst::Controller::REST <text:s text:c="16"/>...loaded. (0.83 &gt;= 0.83) </text:p>
      <text:p text:style-name="P27">- Catalyst::Controller::HTML::FormFu <text:s text:c="8"/>...loaded. (0.06001 &gt;= 0.06001) </text:p>
      <text:p text:style-name="P27">- Catalyst::Plugin::Authentication <text:s text:c="10"/>...loaded. (0.10016 &gt;= 0.10016) </text:p>
      <text:p text:style-name="P27">- Catalyst::Authentication::Store::LDAP <text:s text:c="5"/>...loaded. (1.006 &gt;= 1.006) </text:p>
      <text:p text:style-name="P27">- Catalyst::Plugin::Authorization::Roles <text:s text:c="4"/>...loaded. (0.08 &gt;= 0.08) </text:p>
      <text:p text:style-name="P27">- Catalyst::Model::LDAP <text:s text:c="21"/>...loaded. (0.17 &gt;= 0.17) </text:p>
      <text:p text:style-name="P27">- Catalyst::Model::DBIC::Schema <text:s text:c="13"/>...loaded. (0.4 &gt;= 0.40) </text:p>
      <text:p text:style-name="P27"><text:soft-page-break/>- Catalyst::View::TT <text:s text:c="24"/>...loaded. (0.31 &gt;= 0.31) </text:p>
      <text:p text:style-name="P27">- DBIx::Class <text:s text:c="31"/>...loaded. (0.08118 &gt;= 0.08118) </text:p>
      <text:p text:style-name="P27">- Moose <text:s text:c="37"/>...loaded. (0.98 &gt;= 0.98) </text:p>
      <text:p text:style-name="P27">- Moose::Role <text:s text:c="31"/>...loaded. (0.98 &gt;= 0.98) </text:p>
      <text:p text:style-name="P27">- namespace::autoclean <text:s text:c="22"/>...loaded. (0.09 &gt;= 0.09) </text:p>
      <text:p text:style-name="P27">- Config::General <text:s text:c="27"/>...loaded. (2.44 &gt;= 2.44) </text:p>
      <text:p text:style-name="P27">- common::sense <text:s text:c="29"/>...loaded. (3.0 &gt;= 3.0) </text:p>
      <text:p text:style-name="P27">- Config::Any::YAML <text:s text:c="25"/>...loaded. (0) </text:p>
      <text:p text:style-name="P27">- Data::Dumper <text:s text:c="30"/>...loaded. (2.121_14 &gt;= 2.121_14) </text:p>
      <text:p text:style-name="P27">- DateTime <text:s text:c="34"/>...loaded. (0.53 &gt;= 0.53) </text:p>
      <text:p text:style-name="P27">- Digest::MD5 <text:s text:c="31"/>...loaded. (2.36_01) </text:p>
      <text:p text:style-name="P27">- Encode <text:s text:c="36"/>...loaded. (2.23 &gt;= 2.23) </text:p>
      <text:p text:style-name="P27">- File::MMagic <text:s text:c="30"/>...loaded. (1.27 &gt;= 1.27) </text:p>
      <text:p text:style-name="P27">- HTML::TreeBuilder <text:s text:c="25"/>...loaded. (3.23 &gt;= 3.23) </text:p>
      <text:p text:style-name="P27">- JSON::XS <text:s text:c="34"/>...loaded. (2.27 &gt;= 2.27) </text:p>
      <text:p text:style-name="P27">- lib <text:s text:c="39"/>...loaded. (0.5565 &gt;= 0.5565) </text:p>
      <text:p text:style-name="P27">- POSIX <text:s text:c="37"/>...loaded. (1.13 &gt;= 1.13) </text:p>
      <text:p text:style-name="P27">- Try::Tiny <text:s text:c="33"/>...loaded. (0.04 &gt;= 0.04) </text:p>
      <text:p text:style-name="P27">- URI <text:s text:c="39"/>...loaded. (1.52 &gt;= 1.52) </text:p>
      <text:p text:style-name="P27">- utf8 <text:s text:c="38"/>...loaded. (1.07 &gt;= 1.07) </text:p>
      <text:p text:style-name="P27">- WebService::Validator::CSS::W3C <text:s text:c="11"/>...loaded. (0.2 &gt;= 0.2) </text:p>
      <text:p text:style-name="P27">- WebService::Validator::HTML::W3C <text:s text:c="10"/>...loaded. (0.26 &gt;= 0.26) </text:p>
      <text:p text:style-name="P27">- WWW::Mechanize <text:s text:c="28"/>...loaded. (1.60 &gt;= 1.60) </text:p>
      <text:p text:style-name="P27">- WWW::Mechanize::Cached <text:s text:c="20"/>...loaded. (1.35 &gt;= 1.35) </text:p>
      <text:p text:style-name="P27">- XML::LibXML <text:s text:c="31"/>...loaded. (1.70 &gt;= 1.70) </text:p>
      <text:p text:style-name="P27">- HTML::FormFu <text:s text:c="30"/>...loaded. (0.06001 &gt;= 0.06001) </text:p>
      <text:p text:style-name="P27">- HTML::FormFu::Model::DBIC <text:s text:c="17"/>...loaded. (0.06 &gt;= 0.06000) </text:p>
      <text:p text:style-name="P27">- HTML::FormFu::Validator <text:s text:c="19"/>...loaded. (0) </text:p>
      <text:p text:style-name="P27">- DBD::Pg <text:s text:c="35"/>...loaded. (2.16.1) </text:p>
      <text:p text:style-name="P27">- DateTime::Format::Pg <text:s text:c="22"/>...loaded. (0.16004 &gt;= 0.16004) </text:p>
      <text:p text:style-name="P27">- Sub::Uplevel <text:s text:c="30"/>...loaded. (0.22 &gt;= 0.22) </text:p>
      <text:p text:style-name="P27">- CSS::Tiny <text:s text:c="33"/>...loaded. (1.15 &gt;= 1.15) </text:p>
      <text:p text:style-name="P27">- Template::Latex <text:s text:c="27"/>...loaded. (3.0001 &gt;= 3.0001) </text:p>
      <text:p text:style-name="P27"><text:soft-page-break/>- LaTeX::Encode <text:s text:c="29"/>...loaded. (0.03 &gt;= 0.03) </text:p>
      <text:p text:style-name="P27">*** Module::AutoInstall configuration finished. </text:p>
      <text:p text:style-name="P27">include inc/Module/Install/WriteAll.pm </text:p>
      <text:p text:style-name="P27">include inc/Module/Install/Win32.pm </text:p>
      <text:p text:style-name="P27">include inc/Module/Install/Can.pm </text:p>
      <text:p text:style-name="P27">include inc/Module/Install/Fetch.pm </text:p>
      <text:p text:style-name="P27">Writing Makefile for CNTI1409 </text:p>
      <text:p text:style-name="P27">Writing META.yml</text:p>
      <text:p text:style-name="P25"/>
      <text:h text:style-name="P18"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5"><text:tab/></text:p>
      <text:p text:style-name="P15"><text:tab/>No olvide reiniciar el servicio postgresql-8.3. </text:p>
      <text:h text:style-name="P30" text:outline-level="2"><text:soft-page-break/>Crear la base de datos. </text:h>
      <text:h text:style-name="P28"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
      <text:h text:style-name="P19"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8"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47"><text:span text:style-name="T5">estructura.ldif</text:span> : Este archivo contiene el árbol LDAP. </text:p>
        </text:list-item>
        <text:list-item>
          <text:p text:style-name="P47"><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19"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32"># ucnti, Usuarios, cnti1409, cnti.gob.ve </text:p>
      <text:p text:style-name="P32">dn: uid=ucnti,ou=Usuarios,ou=cnti1409,dc=cnti,dc=gob,dc=ve </text:p>
      <text:p text:style-name="P32">objectClass: top </text:p>
      <text:p text:style-name="P32">objectClass: inetOrgPerson </text:p>
      <text:p text:style-name="P32">objectClass: posixAccount </text:p>
      <text:p text:style-name="P32">cn: Usuario CNTI </text:p>
      <text:p text:style-name="P32">uid: ucnti </text:p>
      <text:p text:style-name="P32">homeDirectory: /home/users/ucnti </text:p>
      <text:p text:style-name="P32">givenName: Usuario </text:p>
      <text:p text:style-name="P32">sn: CNTI </text:p>
      <text:p text:style-name="P32">mail: cnti@cnti.gob.ve </text:p>
      <text:p text:style-name="P32">gidNumber: 1000 </text:p>
      <text:p text:style-name="P32">uidNumber: 1000 </text:p>
      <text:p text:style-name="P32"/>
      <text:p text:style-name="P32"># search result </text:p>
      <text:p text:style-name="P32">search: 2 </text:p>
      <text:p text:style-name="P32">result: 0 Success </text:p>
      <text:p text:style-name="P32"/>
      <text:p text:style-name="P33"># numResponses: 2 </text:p>
      <text:p text:style-name="P33">#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34"/>
      <text:p text:style-name="P34"># numResponses: 2 </text:p>
      <text:p text:style-name="P34"># numEntries: 1 </text:p>
      <text:p text:style-name="Text_20_body"/>
      <text:h text:style-name="P20"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34"># numResponses: 2 </text:p>
      <text:p text:style-name="P34"># numEntries: 1</text:p>
      <text:p text:style-name="Text_20_body"/>
      <text:h text:style-name="P20"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34"># numResponses: 2 </text:p>
      <text:p text:style-name="P34"># numEntries: 1</text:p>
      <text:p text:style-name="P34"/>
      <text:h text:style-name="P18"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5"/>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23"># cd /opt/CNTI-14-09/CNTI1409/</text:p>
      <text:p text:style-name="P24"># vim configuracion.yml</text:p>
      <text:p text:style-name="P24"/>
      <text:p text:style-name="P24"><text:s text:c="2"/>6 # Configuración de la base de datos. </text:p>
      <text:p text:style-name="P24"><text:s text:c="2"/>7 Model::DB: </text:p>
      <text:p text:style-name="P24"><text:s text:c="2"/>8 <text:s text:c="2"/>schema_class: Validador::Esquema </text:p>
      <text:p text:style-name="P24"><text:s text:c="2"/>9 <text:s text:c="2"/>connect_info: </text:p>
      <text:p text:style-name="P24"><text:s/>10 <text:s text:c="4"/><text:span text:style-name="T5">user:</text:span> <text:span text:style-name="T3">admin </text:span></text:p>
      <text:p text:style-name="P24"><text:s/>11 <text:s text:c="4"/><text:span text:style-name="T5">password</text:span>: <text:span text:style-name="T3">123321... </text:span></text:p>
      <text:p text:style-name="P24"><text:s/>12 <text:s text:c="4"/>dsn: dbi:Pg:dbname=validador;<text:span text:style-name="T5">host</text:span>=<text:span text:style-name="T3">localhost </text:span></text:p>
      <text:p text:style-name="P24"><text:s/>13 <text:s text:c="4"/>pg_enable_utf8: 1 </text:p>
      <text:p text:style-name="Text_20_body"/>
      <text:h text:style-name="Heading_20_3" text:outline-level="3">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text:soft-page-break/>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text:soft-page-break/></text:p>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P15"><text:tab/>Aquí debe colocar el nombre o dirección IP del servidor LDAP, recuerde que debe ser el mismo servidor que esta usando para la autenticación.</text:p>
      <text:h text:style-name="Heading_20_4" text:outline-level="4"><text:span text:style-name="T5">dn</text:span><text:span text:style-name="T3"> (linea 21)</text:span></text:h>
      <text:p text:style-name="P15"><text:tab/>Aquí debe colocar el DN, que debe ser un usuario con privilegios para modificar la información de las entradas de ese árbol LDAP, ejemplo: </text:p>
      <text:p text:style-name="P31">binddn: cn=admin,dc=cnti,dc=gob,dc=ve</text:p>
      <text:h text:style-name="Heading_20_4" text:outline-level="4"><text:span text:style-name="T5">password</text:span><text:span text:style-name="T3"> (linea 22)</text:span></text:h>
      <text:p text:style-name="P15"><text:tab/>Aquí debe colocar la contraseña del usuario correspondiente al DN anterior. </text:p>
      <text:p text:style-name="P15"/>
      <text:h text:style-name="P17" text:outline-level="2">Configurar la conexión <text:span text:style-name="T12">con el sistema de validación de W3C.</text:span></text:h>
      <text:p text:style-name="Text_20_body"><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Text_20_body"/>
      <text:p text:style-name="Text_20_body"><text:tab/>Los parámetros que deben ser modificados se encuentran en el archivo configuracion.yml en el bloque comprendido entre la línea 90 y 91, los valores a modificar son:</text:p>
      <text:p text:style-name="Text_20_body"/>
      <text:h text:style-name="Heading_20_4" text:outline-level="4"><text:span text:style-name="T12">css_validator_uri </text:span><text:span text:style-name="T13">(línea 90)</text:span></text:h>
      <text:p text:style-name="P16"><text:tab/>Aquí se debe indicar la URL para el sistema de validación de la W3C que evalúa las hojas de estilo (CSS) de un portal.</text:p>
      <text:h text:style-name="Heading_20_4" text:outline-level="4"><text:span text:style-name="T14">html_validator_uri</text:span><text:span text:style-name="T13"> (línea 91)</text:span></text:h>
      <text:p text:style-name="P16"><text:tab/>Aquí se debe indicar la URL para el sistema de validación de la W3C que evalúa <text:s/>el documento de hypertexto (HTML) de un portal.</text:p>
      <text:p text:style-name="P16"/>
      <text:p text:style-name="P16"><text:tab/>Cabe destacar que los sistemas que validan hojas de estilo e hypertexto son independientes por lo tanto sus URL son distintas.</text:p>
      <text:p text:style-name="Text_20_body"/>
      <text:h text:style-name="P18"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18" text:outline-level="1"><text:span text:style-name="T10">Conclusiones</text:span> y Recomendaciones</text:h>
      <text:list text:style-name="List_20_1">
        <text:list-item text:start-value="1">
          <text:p text:style-name="P49">Se recomienda el uso de un editor de textos confiable para las tareas que involucran manipular archivos de texto. </text:p>
        </text:list-item>
        <text:list-item>
          <text:p text:style-name="P49">Se recomienda el uso de la herramienta screen. </text:p>
        </text:list-item>
        <text:list-item>
          <text:p text:style-name="P49">El proceso de instalación del Sistema es fácil, sin embargo requiere de tiempo y atención del administrador del sistema.</text:p>
        </text:list-item>
        <text:list-item>
          <text:p text:style-name="P49">En el proceso de instalación seleccione las opciones por defecto a las preguntas que se realizan.</text:p>
        </text:list-item>
        <text:list-item>
          <text:p text:style-name="P49">Por favor lea cuidadosamente los mensajes, antes de tomar una decisión. </text:p>
        </text:list-item>
      </text:list>
      <text:p text:style-name="Bloque_20_1"/>
      <text:h text:style-name="P18" text:outline-level="1">Referencias</text:h>
      <text:list text:style-name="Numbering_20_2">
        <text:list-item text:start-value="1">
          <text:p text:style-name="P48"><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8"><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8"><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8"><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8"><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32"><draw:image xlink:href="Pictures/100000000000030C00000040B04BEEE1.png" xlink:type="simple" xlink:show="embed" xlink:actuate="onLoad"/></draw:frame></text:p>
        <text:p text:style-name="P1"/>
        <text:p text:style-name="P2"><text:chapter text:display="name" text:outline-level="1"/></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1</text:page-number></text:span><text:span text:style-name="T2"> / </text:span><text:span text:style-name="T2"><text:page-count>33</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3T03:08:26</dc:date>
    <meta:keyword>Instalación</meta:keyword>
    <meta:keyword>Sistema</meta:keyword>
    <meta:keyword>CNTI1409</meta:keyword>
    <meta:editing-cycles>97</meta:editing-cycles>
    <meta:editing-duration>P1DT23H54M39S</meta:editing-duration>
    <meta:user-defined meta:name="Información 1"/>
    <meta:user-defined meta:name="Información 2"/>
    <meta:user-defined meta:name="Información 3"/>
    <meta:user-defined meta:name="Información 4"/>
    <meta:document-statistic meta:table-count="1" meta:image-count="1" meta:object-count="0" meta:page-count="33" meta:paragraph-count="514" meta:word-count="4435" meta:character-count="29861"/>
  </office:meta>
</office:document-meta>
</file>